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Sai Ashirwad R</text:initial-creator></text:p>
      <text:p text:style-name="OrgSubtitle"/>
      <text:p text:style-name="Text_20_body"><text:span text:style-name="OrgCode">\resheader{ Sai Ashirwad R }{  }</text:span>
</text:p>
      <text:h text:style-name="Heading_20_1" text:outline-level="1" text:is-list-header="false">
<text:bookmark-start text:name="OrgXref.orgd1739bc"/>
<text:bookmark text:name="orgd1739bc"/>Education
<text:bookmark-end text:name="OrgXref.orgd1739bc"/></text:h>
      <text:h text:style-name="Heading_20_2" text:outline-level="2" text:is-list-header="false">
<text:bookmark-start text:name="OrgXref.orgc704f29"/>
<text:bookmark text:name="orgc704f29"/><text:span text:style-name="Bold">Birla Institute of Technology and Science, Pilani</text:span>
<text:bookmark-end text:name="OrgXref.orgc704f29"/></text:h>
      <text:h text:style-name="Heading_20_2" text:outline-level="2" text:is-list-header="false">
<text:bookmark-start text:name="OrgXref.org64332e2"/>
<text:bookmark text:name="org64332e2"/>2018-20
<text:bookmark-end text:name="OrgXref.org64332e2"/></text:h>
      <text:p text:style-name="Text_20_body">ME Software Systems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ai Ashirwad R</dc:creator>
    <meta:initial-creator>Sai Ashirwad R</meta:initial-creator>
    <dc:date>2020-10-10T09:42:13</dc:date>
    <meta:creation-date>2020-10-10T09:42:13</meta:creation-date>
    <meta:generator>Emacs 26.3 (Org mode 9.4)</meta:generator>
    <meta:keyword/>
    <dc:subject/>
    <dc:title/>
  </office:meta>
</office:document-meta>
</file>